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Drahý Tomáši,</text:p>
      <text:p text:style-name="Normal">náš sdílený tanec pod ohněm andělského čísla 9 iluminuje nejen naše cesty, ale zapaluje i jiskru nesmrtelného spojení mezi našimi dušemi. V tento den lásky si dovoluji podat ti ruku spojení, abychom společně prozkoumali magickou zahradu, jež se skrývá pod ochrannými křídly Archanděla Ariela. Tvá láska ke všemu živému, k touze chránit krásu přírody, je pro mě nejen inspirací, ale stala se i mostem, po kterém bych ráda kráčela s tebou, ruku v ruce. V tento den lásky, nechť je nám vzácným darem poznání, že jsme nejen spojeni skrze čísla a zvěrokruh, ale zejména skrze naděje a sny, které máme možnost tvořit společně. Tvé srdce, ochraňované Andělem Ariel, je pro mě útočištěm a pramenem nekonečné inspirace. </text:p>
      <text:p text:style-name="Normal">Ve světle našeho andělského čísla, nechť naše cesty spojuje nejen síla naší víry v dobro, ale i neochvějná vůle chránit tu nejkrásnější zahradu, kterou nám svět předkládá. S láskou a obdivem ve vzájemném sdílení, jdeme společně vstříc všem zítřkům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